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E0000012C7359675DDB657728.bmp" manifest:media-type="image/bmp"/>
  <manifest:file-entry manifest:full-path="Pictures/10000000000001FE0000014A677D6F3DB1FF86F5.bmp" manifest:media-type="image/bmp"/>
  <manifest:file-entry manifest:full-path="Pictures/10000000000001C20000014A36F7AC41E7836116.bmp" manifest:media-type="image/bmp"/>
  <manifest:file-entry manifest:full-path="Pictures/1000000000000226000002A1ADC736338946890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family-generic="roman" style:font-pitch="variable"/>
    <style:font-face style:name="Arial2" svg:font-family="Arial" style:font-family-generic="modern" style:font-pitch="variable"/>
    <style:font-face style:name="Arial3" svg:font-family="Arial" style:font-adornments="Bold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c4c4c4" draw:textarea-horizontal-align="left" draw:textarea-vertical-align="top" draw:auto-grow-height="false" fo:min-height="9.6cm" fo:min-width="21.6cm"/>
      <style:paragraph-properties style:writing-mode="lr-tb"/>
    </style:style>
    <style:style style:name="gr3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  <style:paragraph-properties style:writing-mode="lr-tb"/>
    </style:style>
    <style:style style:name="gr4" style:family="graphic" style:parent-style-name="standard">
      <style:graphic-properties svg:stroke-color="#ffffff" draw:fill-color="#502da2" draw:textarea-horizontal-align="justify" draw:textarea-vertical-align="middle" draw:auto-grow-height="false" fo:min-height="1.722cm" fo:min-width="1.722cm"/>
      <style:paragraph-properties style:writing-mode="lr-tb"/>
    </style:style>
    <style:style style:name="gr5" style:family="graphic" style:parent-style-name="standard">
      <style:graphic-properties draw:marker-end="Arrow" draw:marker-end-width="0.5cm"/>
      <style:paragraph-properties style:writing-mode="lr-tb"/>
    </style:style>
    <style:style style:name="gr6" style:family="graphic" style:parent-style-name="objectwithoutfill">
      <style:graphic-properties draw:marker-start="Dimension_20_Lines" draw:marker-start-width="1cm" draw:marker-end="Arrow" draw:marker-end-width="0.5cm" draw:fill="none"/>
    </style:style>
    <style:style style:name="gr7" style:family="graphic" style:parent-style-name="objectwithoutfill">
      <style:graphic-properties draw:marker-end="Arrow" draw:marker-end-width="0.5cm" draw:fill="none" draw:textarea-horizontal-align="center"/>
      <style:paragraph-properties style:writing-mode="lr-tb"/>
    </style:style>
    <style:style style:name="gr8" style:family="graphic" style:parent-style-name="objectwithoutfill">
      <style:graphic-properties draw:marker-start="Arrow" draw:marker-start-width="0.5cm" draw:marker-end="" draw:marker-end-width="0.3cm" draw:fill="none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/>
      <style:paragraph-properties style:writing-mode="lr-tb"/>
    </style:style>
    <style:style style:name="gr10" style:family="graphic" style:parent-style-name="objectwithoutfill">
      <style:graphic-properties draw:marker-start="" draw:marker-start-width="1cm" draw:marker-end="Arrow" draw:marker-end-width="0.5cm" draw:fill="none"/>
    </style:style>
    <style:style style:name="gr11" style:family="graphic" style:parent-style-name="objectwithoutfill">
      <style:graphic-properties draw:fill="none"/>
    </style:style>
    <style:style style:name="gr12" style:family="graphic" style:parent-style-name="standard">
      <style:graphic-properties svg:stroke-color="#ffffff" draw:fill-color="#3b70ee" draw:textarea-horizontal-align="justify" draw:textarea-vertical-align="middle" draw:auto-grow-height="false" fo:min-height="1.722cm" fo:min-width="1.722cm"/>
      <style:paragraph-properties style:writing-mode="lr-tb"/>
    </style:style>
    <style:style style:name="gr13" style:family="graphic" style:parent-style-name="objectwithoutfill">
      <style:graphic-properties draw:marker-end="Arrow" draw:marker-end-width="0.5cm" draw:fill="none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7.5cm"/>
      <style:paragraph-properties style:writing-mode="lr-tb"/>
    </style:style>
    <style:style style:name="pr5" style:family="presentation" style:parent-style-name="Default-subtitle">
      <style:graphic-properties draw:fill-color="#ffffff" fo:min-height="12.18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outline1">
      <style:graphic-properties fo:min-height="15.001cm"/>
      <style:paragraph-properties style:writing-mode="lr-tb"/>
    </style:style>
    <style:style style:name="pr9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  <style:paragraph-properties style:writing-mode="lr-tb"/>
    </style:style>
    <style:style style:name="pr10" style:family="presentation" style:parent-style-name="Default-outline1">
      <style:graphic-properties/>
      <style:paragraph-properties style:writing-mode="lr-tb"/>
    </style:style>
    <style:style style:name="pr11" style:family="presentation" style:parent-style-name="Default-outline1">
      <style:graphic-properties draw:fill="solid" draw:fill-color="#c4c4c4" fo:min-height="15.001cm" fo:padding-top="0.5cm" fo:padding-left="0.5cm"/>
      <style:paragraph-properties style:writing-mode="lr-tb"/>
    </style:style>
    <style:style style:name="pr12" style:family="presentation" style:parent-style-name="Default-subtitle">
      <style:graphic-properties draw:fill-color="#ffffff" fo:min-height="15.001cm"/>
      <style:paragraph-properties style:writing-mode="lr-tb"/>
    </style:style>
    <style:style style:name="pr13" style:family="presentation" style:parent-style-name="Default-outline1" style:list-style-name="L6">
      <style:graphic-properties fo:min-height="15.001cm"/>
      <style:paragraph-properties style:writing-mode="lr-tb"/>
    </style:style>
    <style:style style:name="pr14" style:family="presentation" style:parent-style-name="Default-title">
      <style:graphic-properties draw:auto-grow-height="true" fo:min-height="1.75cm"/>
      <style:paragraph-properties style:writing-mode="lr-tb"/>
    </style:style>
    <style:style style:name="pr15" style:family="presentation" style:parent-style-name="Default-subtitle" style:list-style-name="L7">
      <style:graphic-properties draw:fill-color="#ffffff" fo:min-height="12.18cm"/>
      <style:paragraph-properties style:writing-mode="lr-tb"/>
    </style:style>
    <style:style style:name="pr16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7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18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 style:writing-mode="lr-tb"/>
      <style:text-properties fo:font-size="32pt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-color="#c4c4c4"/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-color="#b62118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-color="#502da2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="none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="none"/>
      <style:text-properties style:use-window-font-color="true" loext:opacity="0%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loext:graphic-properties draw:fill-color="#3b70ee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9" style:family="paragraph">
      <style:paragraph-properties fo:margin-top="0cm" fo:margin-bottom="0cm"/>
    </style:style>
    <style:style style:name="P20" style:family="paragraph">
      <loext:graphic-properties draw:fill="solid" draw:fill-color="#c4c4c4"/>
      <style:paragraph-properties fo:margin-top="0cm" fo:margin-bottom="0cm" style:writing-mode="lr-tb"/>
      <style:text-properties style:font-name="Courier New1" fo:font-size="12pt" style:font-size-asian="18pt" style:font-size-complex="18pt"/>
    </style:style>
    <style:style style:name="P21" style:family="paragraph">
      <style:paragraph-properties style:writing-mode="lr-tb"/>
      <style:text-properties fo:font-weight="bold" style:font-weight-asian="bold" style:font-weight-complex="bold"/>
    </style:style>
    <style:style style:name="P22" style:family="paragraph">
      <loext:graphic-properties draw:fill="solid" draw:fill-color="#c4c4c4"/>
      <style:paragraph-properties fo:margin-top="0cm" fo:margin-bottom="0cm" style:writing-mode="lr-tb"/>
      <style:text-properties style:font-name="Courier New1" fo:font-size="12pt" fo:font-weight="normal" style:font-size-asian="18pt" style:font-weight-asian="normal" style:font-size-complex="18pt" style:font-weight-complex="normal"/>
    </style:style>
    <style:style style:name="P23" style:family="paragraph">
      <loext:graphic-properties draw:fill-color="#ffffff"/>
      <style:paragraph-properties fo:text-align="center" style:writing-mode="lr-tb"/>
      <style:text-properties fo:font-size="32pt"/>
    </style:style>
    <style:style style:name="P24" style:family="paragraph">
      <loext:graphic-properties draw:fill="solid" draw:fill-color="#c4c4c4"/>
      <style:paragraph-properties fo:margin-top="0cm" fo:margin-bottom="0cm" style:writing-mode="lr-tb"/>
      <style:text-properties style:font-name="Courier New1" fo:font-size="12pt" style:font-size-asian="12pt" style:font-size-complex="12pt"/>
    </style:style>
    <style:style style:name="P2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6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7" style:family="paragraph">
      <style:paragraph-properties fo:margin-left="0cm" fo:margin-right="0cm" fo:text-indent="0cm"/>
    </style:style>
    <style:style style:name="P28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9" style:family="paragraph">
      <loext:graphic-properties draw:fill-color="#ffffff"/>
      <style:paragraph-properties fo:margin-left="0cm" fo:margin-right="0cm" fo:text-indent="0cm" style:writing-mode="lr-tb"/>
    </style:style>
    <style:style style:name="P3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3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Courier New1" fo:font-size="12pt" style:font-size-asian="18pt" style:font-size-complex="18pt"/>
    </style:style>
    <style:style style:name="T9" style:family="text">
      <style:text-properties style:font-name="Courier New1" fo:font-size="12pt" fo:font-weight="normal" style:font-size-asian="18pt" style:font-weight-asian="normal" style:font-size-complex="18pt" style:font-weight-complex="normal"/>
    </style:style>
    <style:style style:name="T10" style:family="text">
      <style:text-properties style:font-name="Courier New1" fo:font-size="12pt" fo:font-weight="bold" style:font-size-asian="18pt" style:font-weight-asian="bold" style:font-size-complex="18pt" style:font-weight-complex="bold"/>
    </style:style>
    <style:style style:name="T11" style:family="text">
      <style:text-properties style:font-name="Courier New1" fo:font-size="12pt" style:font-size-asian="12pt" style:font-size-complex="12pt"/>
    </style:style>
    <style:style style:name="T12" style:family="text">
      <style:text-properties style:font-name="Courier New1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5pt" style:font-size-asian="15pt" style:font-weight-asian="normal" style:font-size-complex="15pt"/>
    </style:style>
    <style:style style:name="T14" style:family="text">
      <style:text-properties fo:font-size="18pt" style:font-size-asian="18pt" style:font-weight-asian="normal" style:font-size-complex="18pt"/>
    </style:style>
    <style:style style:name="T15" style:family="text">
      <style:text-properties fo:font-size="32pt" fo:font-weight="bold" style:font-weight-asian="bold" style:font-weight-complex="bold"/>
    </style:style>
    <style:style style:name="T16" style:family="text">
      <style:text-properties fo:font-size="32pt" fo:font-weight="normal" style:font-weight-asian="normal" style:font-weight-complex="normal"/>
    </style:style>
    <style:style style:name="T1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Class and Interface Design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3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lass and Interface Design</text:p>
          </draw:text-box>
        </draw:frame>
        <draw:frame presentation:style-name="pr5" draw:text-style-name="P6" draw:layer="layout" svg:width="27cm" svg:height="11.5cm" svg:x="0.5cm" svg:y="2.25cm" presentation:class="subtitle">
          <draw:text-box>
            <text:p text:style-name="P5"><text:span text:style-name="T5">Design of</text:span></text:p>
            <text:list text:style-name="L3">
              <text:list-item>
                <text:list>
                  <text:list-item>
                    <text:p text:style-name="P5"><text:span text:style-name="T1">Use-client interfaces</text:span></text:p>
                  </text:list-item>
                  <text:list-item>
                    <text:p text:style-name="P5"><text:span text:style-name="T1">Class implementations</text:span></text:p>
                  </text:list-item>
                  <text:list-item>
                    <text:p text:style-name="P5"><text:span text:style-name="T1">Inheritance interf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Objects and Classes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e <text:span text:style-name="T6">modeling</text:span> perspective</text:p>
                <text:list>
                  <text:list-item>
                    <text:p>An object is the representation of a phenomenon from a domain</text:p>
                  </text:list-item>
                  <text:list-item>
                    <text:p>A class is a description of the commonalities of similar objec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<text:span text:style-name="T6">technology</text:span> perspective</text:p>
                <text:list>
                  <text:list-item>
                    <text:p>An object is an encapsulation of some program state</text:p>
                  </text:list-item>
                  <text:list-item>
                    <text:p>A class is the implementation of how to change that stat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ere, we will focus on the technology perspectiv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lasses and Interfaces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6">Interface</text:span></text:p>
                <text:list>
                  <text:list-item>
                    <text:p>The abstract description of some object behavior</text:p>
                    <text:list>
                      <text:list-item>
                        <text:p>Includes an abstract state model and state transition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o be implemented by abstract and/or concrete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Abstract class</text:span></text:p>
                <text:list>
                  <text:list-item>
                    <text:p>A partial implementation of an interface’s behavior</text:p>
                    <text:list>
                      <text:list-item>
                        <text:p>Sets up algorithmic scaffolding for concrete subclass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mplements an interface, to be extended by sub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Implementation class</text:span></text:p>
                <text:list>
                  <text:list-item>
                    <text:p>A concrete (complete) implementation of an interface’s behavior</text:p>
                    <text:list>
                      <text:list-item>
                        <text:p>Includes implementation state (Java field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Directly implements an interface or extends an abstract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Java Classes and Interfaces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A Java interface is an interfac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Java class has an interface </text:p>
                <text:list>
                  <text:list-item>
                    <text:p>This interface is conceptually separate from the implementation</text:p>
                  </text:list-item>
                  <text:list-item>
                    <text:p>Cf. C++ where classes are split in header and implementation fi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Java class can be an abstract class</text:p>
                <text:list>
                  <text:list-item>
                    <text:p>By declaration using “abstract”</text:p>
                  </text:list-item>
                  <text:list-item>
                    <text:p>By not providing a public constructor</text:p>
                  </text:list-item>
                  <text:list-item>
                    <text:p>By having abstract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Abstract State Model</text:p>
          </draw:text-box>
        </draw:frame>
        <draw:frame presentation:style-name="pr8" draw:text-style-name="P1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An interface expresses an abstract state model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You cannot (should not) call delete on an open file</text:p>
              </text:list-item>
            </text:list>
          </draw:text-box>
        </draw:frame>
        <draw:g>
          <draw:custom-shape draw:style-name="gr2" draw:text-style-name="P9" draw:layer="layout" svg:width="22cm" svg:height="10cm" svg:x="3cm" svg:y="3.6cm">
            <text:p text:style-name="P8"><text:span text:style-name="T6">Simple SeqFile state model</text:span></text:p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11" xml:id="id1" draw:id="id1" draw:layer="layout" svg:width="3cm" svg:height="3cm" svg:x="12.5cm" svg:y="7.6cm">
              <text:p text:style-name="P10"><text:span text:style-name="T7">close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2" draw:layer="layout" svg:width="3cm" svg:height="3cm" svg:x="6.5cm" svg:y="7.6cm">
              <text:p text:style-name="P10"><text:span text:style-name="T7">open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1" draw:layer="layout" svg:x1="15.5cm" svg:y1="9.1cm" svg:x2="18.5cm" svg:y2="9.1cm" draw:start-shape="id1" draw:start-glue-point="10" draw:end-shape="id2" draw:end-glue-point="6" svg:d="M15500 9100h3000" svg:viewBox="0 0 3001 1">
              <text:p>delete</text:p>
              <text:p/>
              <text:p/>
            </draw:connector>
            <draw:line draw:style-name="gr6" draw:text-style-name="P13" draw:layer="layout" svg:x1="14cm" svg:y1="5.6cm" svg:x2="14cm" svg:y2="7.6cm">
              <text:p/>
            </draw:line>
            <draw:path draw:style-name="gr7" draw:text-style-name="P14" draw:layer="layout" svg:width="3.999cm" svg:height="0.999cm" svg:x="9cm" svg:y="10.3cm" svg:viewBox="0 0 4000 1000" svg:d="M0 0c0 0 1258 1001 2005 1000 744-1 1995-1000 1995-1000">
              <text:p/>
              <text:p/>
              <text:p>close</text:p>
            </draw:path>
            <draw:path draw:style-name="gr8" draw:text-style-name="P15" draw:layer="layout" svg:width="57.62cm" svg:height="0.999cm" draw:transform="skewX (-1.55281943549935) translate (-46.6210534380269cm 6.89999864327557cm)" svg:viewBox="0 0 57621 1000" svg:d="M0 1000c0 0 56795-999 57612-1000 823-1-53612 1000-53612 1000">
              <text:p/>
            </draw:path>
            <draw:frame draw:style-name="gr9" draw:text-style-name="P17" draw:layer="layout" svg:width="4cm" svg:height="4cm" svg:x="9cm" svg:y="3.9cm">
              <draw:text-box>
                <text:p text:style-name="P16">open</text:p>
                <text:p text:style-name="P16"/>
              </draw:text-box>
            </draw:frame>
            <draw:line draw:style-name="gr10" draw:text-style-name="P13" draw:layer="layout" svg:x1="20cm" svg:y1="10.5cm" svg:x2="20cm" svg:y2="12.5cm">
              <text:p/>
            </draw:line>
            <draw:line draw:style-name="gr11" draw:text-style-name="P13" draw:layer="layout" svg:x1="19.5cm" svg:y1="12.6cm" svg:x2="20.5cm" svg:y2="12.6cm">
              <text:p/>
            </draw:line>
            <draw:custom-shape draw:style-name="gr12" draw:text-style-name="P18" xml:id="id2" draw:id="id2" draw:layer="layout" svg:width="3cm" svg:height="3cm" svg:x="18.5cm" svg:y="7.6cm">
              <text:p text:style-name="P10"><text:span text:style-name="T7">delete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3" draw:text-style-name="P13" draw:layer="layout" svg:width="170.845cm" svg:height="3.019cm" draw:transform="skewX (1.55299396842455) rotate (1.5707963267949) translate (3.93cm 9.18757798333731cm)" svg:viewBox="0 0 170846 3020" svg:d="M168521 3020c-112389-1967-170541-3020-168467-3020 2154 0 59436 1001 170792 3020">
              <text:p/>
            </draw:path>
            <draw:frame draw:style-name="gr9" draw:text-style-name="P17" draw:layer="layout" svg:width="4cm" svg:height="7cm" svg:x="3.4cm" svg:y="5.6cm">
              <draw:text-box>
                <text:p text:style-name="P16">read</text:p>
                <text:p text:style-name="P16"/>
                <text:p text:style-name="P16"/>
                <text:p text:style-name="P16"/>
                <text:p text:style-name="P16"/>
                <text:p text:style-name="P16"/>
                <text:p text:style-name="P16">write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Interface and Implementation of SeqFile</text:p>
          </draw:text-box>
        </draw:frame>
        <draw:frame presentation:style-name="pr9" draw:text-style-name="P20" draw:layer="layout" svg:width="27cm" svg:height="11.5cm" svg:x="0.5cm" svg:y="2.25cm" presentation:class="outline" presentation:user-transformed="true">
          <draw:text-box>
            <text:p text:style-name="P19"><text:span text:style-name="T8">public class SeqFile {</text:span></text:p>
            <text:p text:style-name="P19"><text:span text:style-name="T8"><text:s text:c="2"/></text:span><text:span text:style-name="T8">public boolean isOpen() {</text:span></text:p>
            <text:p text:style-name="P19"><text:span text:style-name="T8"><text:s text:c="4"/></text:span><text:span text:style-name="T8">...</text:span></text:p>
            <text:p text:style-name="P19"><text:span text:style-name="T8"><text:s text:c="2"/></text:span><text:span text:style-name="T8">}</text:span></text:p>
            <text:p text:style-name="P19"><text:span text:style-name="T8"/></text:p>
            <text:p text:style-name="P19"><text:span text:style-name="T8"><text:s text:c="2"/></text:span><text:span text:style-name="T8">public boolean isClosed() {</text:span></text:p>
            <text:p text:style-name="P19"><text:span text:style-name="T8"><text:s text:c="4"/></text:span><text:span text:style-name="T8">... </text:span></text:p>
            <text:p text:style-name="P19"><text:span text:style-name="T8"><text:s text:c="2"/></text:span><text:span text:style-name="T8">}</text:span></text:p>
            <text:p text:style-name="P19"><text:span text:style-name="T8"/></text:p>
            <text:p text:style-name="P19"><text:span text:style-name="T8"><text:s text:c="2"/></text:span><text:span text:style-name="T8">public byte[] read() {</text:span></text:p>
            <text:p text:style-name="P19"><text:span text:style-name="T8"><text:s text:c="4"/></text:span><text:span text:style-name="T8">assertIsOpen();</text:span></text:p>
            <text:p text:style-name="P19"><text:span text:style-name="T8"><text:s text:c="4"/></text:span><text:span text:style-name="T8">...</text:span></text:p>
            <text:p text:style-name="P19"><text:span text:style-name="T8"><text:s text:c="2"/></text:span><text:span text:style-name="T8">}</text:span></text:p>
            <text:p text:style-name="P19"><text:span text:style-name="T8"/></text:p>
            <text:p text:style-name="P19"><text:span text:style-name="T8"><text:s text:c="2"/></text:span><text:span text:style-name="T8">public void delete() {</text:span></text:p>
            <text:p text:style-name="P19"><text:span text:style-name="T8"><text:s text:c="4"/></text:span><text:span text:style-name="T8">assertIsClosed();</text:span></text:p>
            <text:p text:style-name="P19"><text:span text:style-name="T8"><text:s text:c="4"/></text:span><text:span text:style-name="T8">...</text:span></text:p>
            <text:p text:style-name="P19"><text:span text:style-name="T8"><text:s text:c="2"/></text:span><text:span text:style-name="T8">}</text:span></text:p>
            <text:p text:style-name="P19"><text:span text:style-name="T8"/></text:p>
            <text:p text:style-name="P19"><text:span text:style-name="T8"><text:s text:c="2"/></text:span><text:span text:style-name="T8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Abstract State vs. Implementation State</text:p>
          </draw:text-box>
        </draw:frame>
        <draw:frame presentation:style-name="pr10" draw:text-style-name="P21" draw:layer="layout" svg:width="13.175cm" svg:height="11.5cm" svg:x="0.5cm" svg:y="2.25cm" presentation:class="outline">
          <draw:text-box>
            <text:p><text:span text:style-name="T6">Abstract State</text:span></text:p>
            <text:p><text:span text:style-name="T6"/></text:p>
          </draw:text-box>
        </draw:frame>
        <draw:frame presentation:style-name="pr10" draw:text-style-name="P21" draw:layer="layout" svg:width="13.175cm" svg:height="11.5cm" svg:x="14.335cm" svg:y="2.25cm" presentation:class="outline">
          <draw:text-box>
            <text:p><text:span text:style-name="T6">Implementation State</text:span></text:p>
          </draw:text-box>
        </draw:frame>
        <draw:frame presentation:style-name="pr11" draw:text-style-name="P22" draw:layer="layout" svg:width="13cm" svg:height="10cm" svg:x="0.5cm" svg:y="3.25cm" presentation:class="outline" presentation:user-transformed="true">
          <draw:text-box>
            <text:p text:style-name="P19"><text:span text:style-name="T9">public interface SeqFile {</text:span></text:p>
            <text:p text:style-name="P19"><text:span text:style-name="T9"/></text:p>
            <text:p text:style-name="P19"><text:span text:style-name="T9"><text:s text:c="2"/></text:span><text:span text:style-name="T9">public boolean isEmpty();</text:span></text:p>
            <text:p text:style-name="P19"><text:span text:style-name="T9"><text:s text:c="2"/></text:span><text:span text:style-name="T9">public boolean isOpen();</text:span></text:p>
            <text:p text:style-name="P19"><text:span text:style-name="T9"><text:s text:c="2"/></text:span><text:span text:style-name="T9">... </text:span></text:p>
            <text:p text:style-name="P19"><text:span text:style-name="T9"/></text:p>
            <text:p text:style-name="P19"><text:span text:style-name="T9">}</text:span></text:p>
          </draw:text-box>
        </draw:frame>
        <draw:frame presentation:style-name="pr11" draw:text-style-name="P20" draw:layer="layout" svg:width="13cm" svg:height="10cm" svg:x="14.34cm" svg:y="3.25cm" presentation:class="outline" presentation:user-transformed="true">
          <draw:text-box>
            <text:p text:style-name="P19"><text:span text:style-name="T8">public class ByteFile</text:span></text:p>
            <text:p text:style-name="P19"><text:span text:style-name="T8"><text:s text:c="2"/></text:span><text:span text:style-name="T8">implements SeqFile {</text:span></text:p>
            <text:p text:style-name="P19"><text:span text:style-name="T8"/></text:p>
            <text:p text:style-name="P19"><text:span text:style-name="T8"><text:s text:c="2"/></text:span><text:span text:style-name="T8">protected byte[] data;</text:span></text:p>
            <text:p text:style-name="P19"><text:span text:style-name="T8"><text:s text:c="2"/></text:span><text:span text:style-name="T8">protected int length;</text:span></text:p>
            <text:p text:style-name="P19"><text:span text:style-name="T8"/></text:p>
            <text:p text:style-name="P19"><text:span text:style-name="T8"><text:s text:c="2"/></text:span><text:span text:style-name="T8">public boolean isEmpty() {</text:span></text:p>
            <text:p text:style-name="P19"><text:span text:style-name="T8"><text:s text:c="4"/></text:span><text:span text:style-name="T8">return </text:span><text:span text:style-name="T10">length == 0</text:span><text:span text:style-name="T8">;</text:span></text:p>
            <text:p text:style-name="P19"><text:span text:style-name="T8"><text:s text:c="2"/></text:span><text:span text:style-name="T8">}</text:span></text:p>
            <text:p text:style-name="P19"><text:span text:style-name="T8"/></text:p>
            <text:p text:style-name="P19"><text:span text:style-name="T8"><text:s text:c="2"/></text:span><text:span text:style-name="T8">... </text:span></text:p>
            <text:p text:style-name="P19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gram to an Interface Principle 1 / 2</text:p>
          </draw:text-box>
        </draw:frame>
        <draw:frame presentation:style-name="pr12" draw:text-style-name="P23" draw:layer="layout" svg:width="27cm" svg:height="11.5cm" svg:x="0.5cm" svg:y="2.25cm" presentation:class="subtitle">
          <draw:text-box>
            <text:p text:style-name="P16"><text:span text:style-name="T5">Program to an interface,</text:span></text:p>
            <text:p text:style-name="P16"><text:span text:style-name="T5">not an implementation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gram to an Interface Principle 2 / 2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Program to an abstract state model</text:p>
                <text:list>
                  <text:list-item>
                    <text:p>Do not rely on any implementation detail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 not rely on what is not in the interface</text:p>
                <text:list>
                  <text:list-item>
                    <text:p>Do not expect implementation side-effects</text:p>
                  </text:list-item>
                  <text:list-item>
                    <text:p>Do not rely on specific performance unless guarante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n can you not use the interface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lass Implementation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A concrete implementation class</text:p>
                <text:list>
                  <text:list-item>
                    <text:p>has an interface that is a superset of any interfaces it implements</text:p>
                  </text:list-item>
                  <text:list-item>
                    <text:p>is a complete implementation of that class</text:p>
                  </text:list-item>
                  <text:list-item>
                    <text:p>implements an abstract state model (interface) using primitiv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by primitives</text:p>
                <text:list>
                  <text:list-item>
                    <text:p>The implementation state is covered by primitive methods</text:p>
                  </text:list-item>
                  <text:list-item>
                    <text:p>All other methods should utilize these primitive metho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rollaries</text:p>
                <text:list>
                  <text:list-item>
                    <text:p>Do not change any fields outside the primitive methods</text:p>
                  </text:list-item>
                  <text:list-item>
                    <text:p>Prepares for implementation ev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Implementation with Design by Primitives</text:p>
          </draw:text-box>
        </draw:frame>
        <draw:frame presentation:style-name="pr9" draw:text-style-name="P20" draw:layer="layout" svg:width="27cm" svg:height="4.5cm" svg:x="0.5cm" svg:y="2.25cm" presentation:class="outline" presentation:user-transformed="true">
          <draw:text-box>
            <text:p text:style-name="P19"><text:span text:style-name="T8">public void insert(int i, String c) {</text:span></text:p>
            <text:p text:style-name="P19"><text:span text:style-name="T8"><text:s text:c="2"/></text:span><text:span text:style-name="T8">assertIsValidIndex(i, getNoComponents() + 1);</text:span></text:p>
            <text:p text:style-name="P19"><text:span text:style-name="T8"><text:s text:c="2"/></text:span><text:span text:style-name="T8">assertIsNonNullArgument(c);</text:span></text:p>
            <text:p text:style-name="P19"><text:span text:style-name="T8"><text:s text:c="2"/></text:span><text:span text:style-name="T8">int oldNoComponents = getNoComponents();</text:span></text:p>
            <text:p text:style-name="P19"><text:span text:style-name="T10"><text:s text:c="2"/></text:span><text:span text:style-name="T10">doInsert(i, c);</text:span></text:p>
            <text:p text:style-name="P19"><text:span text:style-name="T8"><text:s text:c="2"/></text:span><text:span text:style-name="T8">assert (oldNoComponents + 1) == getNoComponents() : "pc failed";</text:span></text:p>
            <text:p text:style-name="P19"><text:span text:style-name="T8">}</text:span></text:p>
          </draw:text-box>
        </draw:frame>
        <draw:frame presentation:style-name="pr9" draw:text-style-name="P20" draw:layer="layout" svg:width="27cm" svg:height="7cm" svg:x="0.5cm" svg:y="6.75cm" presentation:class="outline" presentation:user-transformed="true">
          <draw:text-box>
            <text:p text:style-name="P19"><text:span text:style-name="T8">protected void doInsert(int index, String component) {</text:span></text:p>
            <text:p text:style-name="P19"><text:span text:style-name="T8"><text:s text:c="2"/></text:span><text:span text:style-name="T8">int newSize = getNoComponents() + 1;</text:span></text:p>
            <text:p text:style-name="P19"><text:span text:style-name="T8"><text:s text:c="2"/></text:span><text:span text:style-name="T8">String[] newComponents = new String[newSize];</text:span></text:p>
            <text:p text:style-name="P19"><text:span text:style-name="T8"><text:s text:c="2"/></text:span><text:span text:style-name="T8">for (int i = 0, j = 0; j &lt; newSize; j++) {</text:span></text:p>
            <text:p text:style-name="P19"><text:span text:style-name="T8"><text:s text:c="4"/></text:span><text:span text:style-name="T8">if (j != index) {</text:span></text:p>
            <text:p text:style-name="P19"><text:span text:style-name="T8"><text:s text:c="6"/></text:span><text:span text:style-name="T8">newComponents[j] = components[i++];</text:span></text:p>
            <text:p text:style-name="P19"><text:span text:style-name="T8"><text:s text:c="4"/></text:span><text:span text:style-name="T8">} else {</text:span></text:p>
            <text:p text:style-name="P19"><text:span text:style-name="T8"><text:s text:c="6"/></text:span><text:span text:style-name="T8">newComponents[j] = component;</text:span></text:p>
            <text:p text:style-name="P19"><text:span text:style-name="T8"><text:s text:c="4"/></text:span><text:span text:style-name="T8">}</text:span></text:p>
            <text:p text:style-name="P19"><text:span text:style-name="T8"><text:s text:c="2"/></text:span><text:span text:style-name="T8">}</text:span></text:p>
            <text:p text:style-name="P19"><text:span text:style-name="T8"><text:s text:c="2"/></text:span><text:span text:style-name="T8">components = newComponents;</text:span></text:p>
            <text:p text:style-name="P19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Quiz: Implementing Primitives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Would you implement doSetComponent as shown?<text:line-break/>If so, under which circumstances? If not, why not?</text:p>
              </text:list-item>
            </text:list>
          </draw:text-box>
        </draw:frame>
        <draw:frame presentation:style-name="pr9" draw:text-style-name="P24" draw:layer="layout" svg:width="27cm" svg:height="9.75cm" svg:x="0.5cm" svg:y="4cm" presentation:class="outline" presentation:user-transformed="true">
          <draw:text-box>
            <text:p text:style-name="P19"><text:span text:style-name="T11">public void setComponent(int i, String c) {</text:span></text:p>
            <text:p text:style-name="P19"><text:span text:style-name="T11"><text:s text:c="2"/></text:span><text:span text:style-name="T11">assertIsValidIndex(i);</text:span></text:p>
            <text:p text:style-name="P19"><text:span text:style-name="T11"><text:s text:c="2"/></text:span><text:span text:style-name="T11">doSetComponent(i, c);</text:span></text:p>
            <text:p text:style-name="P19"><text:span text:style-name="T11">}</text:span></text:p>
            <text:p text:style-name="P19"><text:span text:style-name="T11"/></text:p>
            <text:p text:style-name="P19"><text:span text:style-name="T12">protected void doSetComponent(int i, String c) {</text:span></text:p>
            <text:p text:style-name="P19"><text:span text:style-name="T12"><text:s text:c="2"/></text:span><text:span text:style-name="T12">doInsert(i, c);</text:span></text:p>
            <text:p text:style-name="P19"><text:span text:style-name="T12"><text:s text:c="2"/></text:span><text:span text:style-name="T12">doRemove(i + 1);</text:span></text:p>
            <text:p text:style-name="P19"><text:span text:style-name="T12">}</text:span></text:p>
            <text:p text:style-name="P19"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Inheritance Interfac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Inheritance Interface</text:p>
                <text:list>
                  <text:list-item>
                    <text:p>The description of an abstract state space underlying the state model</text:p>
                  </text:list-item>
                  <text:list-item>
                    <text:p>The use-client interface specifies the state model including all constraints</text:p>
                  </text:list-item>
                  <text:list-item>
                    <text:p>The inheritance interface specifies the full state space and is unprotected [1]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by primitives</text:p>
                <text:list>
                  <text:list-item>
                    <text:p>The abstract state space should be represented by a set of primitive methods</text:p>
                  </text:list-item>
                  <text:list-item>
                    <text:p>Typically, these primitive methods are hook methods</text:p>
                  </text:list-item>
                  <text:list-item>
                    <text:p>They may have default implement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arrow inheritance interface principle</text:p>
                <text:list>
                  <text:list-item>
                    <text:p>The interface should be minimal to allow fast and simple implementation</text:p>
                  </text:list-item>
                  <text:list-item>
                    <text:p>This may imply inefficient implementations in the abstract superclass</text:p>
                  </text:list-item>
                </text:list>
              </text:list-item>
            </text:list>
          </draw:text-box>
        </draw:frame>
        <draw:frame draw:style-name="gr14" draw:text-style-name="P26" draw:layer="layout" svg:width="19cm" svg:height="2.5cm" svg:x="0cm" svg:y="13.25cm">
          <draw:text-box>
            <text:p text:style-name="P25"><text:span text:style-name="T13">[1]</text:span><text:span text:style-name="T13"><text:tab/></text:span><text:span text:style-name="T13">In a larger system design context, you may want to protect superclasses against abuse, but in the one-system context here this is not of concern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AbstractName Inheritance Interface</text:p>
          </draw:text-box>
        </draw:frame>
        <draw:frame presentation:style-name="pr9" draw:text-style-name="P20" draw:layer="layout" svg:width="27cm" svg:height="5cm" svg:x="0.5cm" svg:y="2.25cm" presentation:class="outline" presentation:user-transformed="true">
          <draw:text-box>
            <text:p text:style-name="P19"><text:span text:style-name="T8">public abstract class AbstractName implements Name { </text:span></text:p>
            <text:p text:style-name="P19"><text:span text:style-name="T8"><text:s text:c="2"/></text:span><text:span text:style-name="T8">... </text:span></text:p>
            <text:p text:style-name="P19"><text:span text:style-name="T10"><text:s text:c="2"/></text:span><text:span text:style-name="T10">public abstract int getNoComponents();</text:span></text:p>
            <text:p text:style-name="P19"><text:span text:style-name="T10"><text:s text:c="2"/></text:span><text:span text:style-name="T10">protected abstract String doGetComponent(int i);</text:span></text:p>
            <text:p text:style-name="P19"><text:span text:style-name="T10"><text:s text:c="2"/></text:span><text:span text:style-name="T10">protected abstract void doSetComponent(int i, String component);</text:span></text:p>
            <text:p text:style-name="P19"><text:span text:style-name="T10"><text:s text:c="2"/></text:span><text:span text:style-name="T10">protected abstract void doInsert(int index, String component);</text:span></text:p>
            <text:p text:style-name="P19"><text:span text:style-name="T10"><text:s text:c="2"/></text:span><text:span text:style-name="T10">protected abstract void doRemove(int index);</text:span></text:p>
            <text:p text:style-name="P19"><text:span text:style-name="T8">} <text:s/></text:span></text:p>
          </draw:text-box>
        </draw:frame>
        <draw:frame presentation:style-name="pr9" draw:text-style-name="P20" draw:layer="layout" svg:width="13.5cm" svg:height="6.5cm" svg:x="0.5cm" svg:y="7.25cm" presentation:class="outline" presentation:user-transformed="true">
          <draw:text-box>
            <text:p text:style-name="P19"><text:span text:style-name="T8">public class StringName</text:span></text:p>
            <text:p text:style-name="P19"><text:span text:style-name="T8"><text:s text:c="2"/></text:span><text:span text:style-name="T8">extends AbstractName {</text:span></text:p>
            <text:p text:style-name="P19"><text:span text:style-name="T8"/></text:p>
            <text:p text:style-name="P19"><text:span text:style-name="T8"><text:s text:c="2"/></text:span><text:span text:style-name="T8">protected int </text:span><text:span text:style-name="T11">noComponents</text:span><text:span text:style-name="T8">;</text:span></text:p>
            <text:p text:style-name="P19"><text:span text:style-name="T10"><text:s text:c="2"/></text:span><text:span text:style-name="T10">protected String name;</text:span></text:p>
            <text:p text:style-name="P19"><text:span text:style-name="T8"/></text:p>
            <text:p text:style-name="P19"><text:span text:style-name="T8"><text:s text:c="2"/></text:span><text:span text:style-name="T8">... </text:span></text:p>
            <text:p text:style-name="P19"><text:span text:style-name="T8"/></text:p>
            <text:p text:style-name="P19"><text:span text:style-name="T8">}</text:span></text:p>
          </draw:text-box>
        </draw:frame>
        <draw:frame presentation:style-name="pr9" draw:text-style-name="P20" draw:layer="layout" svg:width="13.5cm" svg:height="6.5cm" svg:x="14cm" svg:y="7.25cm" presentation:class="outline" presentation:user-transformed="true">
          <draw:text-box>
            <text:p text:style-name="P19"><text:span text:style-name="T8">public class StringArrayName </text:span></text:p>
            <text:p text:style-name="P19"><text:span text:style-name="T8"><text:s text:c="2"/></text:span><text:span text:style-name="T8">extends AbstractName {</text:span></text:p>
            <text:p text:style-name="P19"><text:span text:style-name="T8"/></text:p>
            <text:p text:style-name="P19"><text:span text:style-name="T8"><text:s text:c="2"/></text:span><text:span text:style-name="T8">protected int noComponents;</text:span></text:p>
            <text:p text:style-name="P19"><text:span text:style-name="T10"><text:s text:c="2"/></text:span><text:span text:style-name="T10">protected String[] components;</text:span></text:p>
            <text:p text:style-name="P19"><text:span text:style-name="T8"/></text:p>
            <text:p text:style-name="P19"><text:span text:style-name="T8"><text:s text:c="2"/></text:span><text:span text:style-name="T8">... </text:span></text:p>
            <text:p text:style-name="P19"><text:span text:style-name="T8"/></text:p>
            <text:p text:style-name="P19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he Narrow Inheritance Interface Principle</text:p>
          </draw:text-box>
        </draw:frame>
        <draw:frame presentation:style-name="pr9" draw:text-style-name="P20" draw:layer="layout" svg:width="27cm" svg:height="5cm" svg:x="0.5cm" svg:y="2.25cm" presentation:class="outline" presentation:user-transformed="true">
          <draw:text-box>
            <text:p text:style-name="P19"><text:span text:style-name="T8">public abstract class AbstractName implements Name { </text:span></text:p>
            <text:p text:style-name="P19"><text:span text:style-name="T8"><text:s text:c="2"/></text:span><text:span text:style-name="T8">... </text:span></text:p>
            <text:p text:style-name="P19"><text:span text:style-name="T10"/></text:p>
            <text:p text:style-name="P19"><text:span text:style-name="T10"><text:s text:c="2"/></text:span><text:span text:style-name="T10">protected void doSetComponent(int i, String c) {</text:span></text:p>
            <text:p text:style-name="P19"><text:span text:style-name="T10"><text:s text:c="4"/></text:span><text:span text:style-name="T10">doInsert(i, c);</text:span></text:p>
            <text:p text:style-name="P19"><text:span text:style-name="T10"><text:s text:c="4"/></text:span><text:span text:style-name="T10">doRemove(i + 1);</text:span></text:p>
            <text:p text:style-name="P19"><text:span text:style-name="T10"><text:s text:c="2"/></text:span><text:span text:style-name="T10">}</text:span></text:p>
            <text:p text:style-name="P19"><text:span text:style-name="T8"><text:s text:c="2"/></text:span><text:span text:style-name="T8">...</text:span></text:p>
            <text:p text:style-name="P19"><text:span text:style-name="T8"><text:s/></text:span></text:p>
          </draw:text-box>
        </draw:frame>
        <draw:frame presentation:style-name="pr9" draw:text-style-name="P20" draw:layer="layout" svg:width="27cm" svg:height="6.5cm" svg:x="0.5cm" svg:y="7.25cm" presentation:class="outline" presentation:user-transformed="true">
          <draw:text-box>
            <text:p text:style-name="P19"><text:span text:style-name="T8">public class StringArrayName extends AbstractName {</text:span></text:p>
            <text:p text:style-name="P19"><text:span text:style-name="T8"/></text:p>
            <text:p text:style-name="P19"><text:span text:style-name="T9"><text:s text:c="2"/></text:span><text:span text:style-name="T9">protected int noComponents;</text:span></text:p>
            <text:p text:style-name="P19"><text:span text:style-name="T9"><text:s text:c="2"/></text:span><text:span text:style-name="T9">protected String[] components;</text:span></text:p>
            <text:p text:style-name="P19"><text:span text:style-name="T9"/></text:p>
            <text:p text:style-name="P19"><text:span text:style-name="T10"><text:s text:c="2"/></text:span><text:span text:style-name="T10">protected void doSetComponent(int i, String c) {</text:span></text:p>
            <text:p text:style-name="P19"><text:span text:style-name="T10"><text:s text:c="4"/></text:span><text:span text:style-name="T10">components[i] = c;</text:span></text:p>
            <text:p text:style-name="P19"><text:span text:style-name="T10"><text:s text:c="2"/></text:span><text:span text:style-name="T10">}</text:span></text:p>
            <text:p text:style-name="P19"><text:span text:style-name="T8"><text:s text:c="2"/></text:span><text:span text:style-name="T8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Bottom-up or Top-down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inking the class hierarchy bottom-up</text:p>
                <text:list>
                  <text:list-item>
                    <text:p>A subclass calls methods from the superclass</text:p>
                    <text:list>
                      <text:list-item>
                        <text:p>These are either helper methods</text:p>
                      </text:list-item>
                      <text:list-item>
                        <text:p>Or the superclass has a different (domain) typ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nking the class hierarchy top-down</text:p>
                <text:list>
                  <text:list-item>
                    <text:p>A superclass delegates implementation to subclasses</text:p>
                    <text:list>
                      <text:list-item>
                        <text:p>The superclass provides the algorithm while</text:p>
                      </text:list-item>
                      <text:list-item>
                        <text:p>the subclasses provide the implementation of the primitive step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he Open / Closed Principl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e Open / Closed Principle</text:p>
                <text:list>
                  <text:list-item>
                    <text:p>“A class should be open for extension, but closed for modification”</text:p>
                  </text:list-item>
                  <text:list-item>
                    <text:p>A moniker for one of the many rather vague “principles” of good desig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(somewhat) useful interpretation</text:p>
                <text:list>
                  <text:list-item>
                    <text:p>A class should be open for extension (that does not violate its interface)</text:p>
                  </text:list-item>
                  <text:list-item>
                    <text:p>A class should be closed to modification (that would violate the interfac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o be replaced by two clearer rules</text:p>
                <text:list>
                  <text:list-item>
                    <text:p>Liskov substitutability principle [LW93]</text:p>
                  </text:list-item>
                  <text:list-item>
                    <text:p>The abstract superclass rule [H94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Quiz: Interface Structure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6">
              <text:list-item>
                <text:p>The methods of your class or interface are spread around and you want it to be more readable. How should you order your methods?</text:p>
                <text:list>
                  <text:list-item>
                    <text:p>By method type (getter, setter, ...)</text:p>
                  </text:list-item>
                  <text:list-item>
                    <text:p>By method visibility (public, ...)</text:p>
                  </text:list-item>
                  <text:list-item>
                    <text:p>By method purpose</text:p>
                  </text:list-item>
                  <text:list-item>
                    <text:p>By client needs</text:p>
                    <text:list>
                      <text:list-item>
                        <text:p>By use-client needs</text:p>
                      </text:list-item>
                      <text:list-item>
                        <text:p>By inheritance-client needs</text:p>
                      </text:list-item>
                    </text:list>
                  </text:list-item>
                  <text:list-item>
                    <text:p>Some or all of the abo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re to the implementation fields of your class go?</text:p>
                <text:list>
                  <text:list-item>
                    <text:p>Above the methods (start of class)</text:p>
                  </text:list-item>
                  <text:list-item>
                    <text:p>Below the methods (end of class)</text:p>
                  </text:list-item>
                  <text:list-item>
                    <text:p>Close to the methods using them</text:p>
                  </text:list-item>
                  <text:list-item>
                    <text:p>Does not ma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Class and Interface Evolution</text:p>
          </draw:text-box>
        </draw:frame>
        <draw:frame presentation:style-name="pr15" draw:text-style-name="P6" draw:layer="layout" svg:width="27cm" svg:height="11.5cm" svg:x="0.5cm" svg:y="2.25cm" presentation:class="subtitle">
          <draw:text-box>
            <text:list text:style-name="L7">
              <text:list-item>
                <text:p text:style-name="P5"><text:span text:style-name="T5">Simple class</text:span></text:p>
              </text:list-item>
              <text:list-item>
                <text:p text:style-name="P5"><text:span text:style-name="T5">Interface separation</text:span></text:p>
              </text:list-item>
              <text:list-item>
                <text:p text:style-name="P5"><text:span text:style-name="T5">Implementation classes</text:span></text:p>
              </text:list-item>
              <text:list-item>
                <text:p text:style-name="P5"><text:span text:style-name="T5">Abstract superclas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. Simple Class</text:p>
          </draw:text-box>
        </draw:frame>
        <draw:frame draw:style-name="gr15" draw:text-style-name="P14" draw:layer="layout" svg:width="9.398cm" svg:height="11.5cm" svg:x="9.301cm" svg:y="2.25cm" presentation:class="graphic">
          <draw:image xlink:href="Pictures/1000000000000226000002A1ADC73633894689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(Class) Interface of Name Class</text:p>
          </draw:text-box>
        </draw:frame>
        <draw:frame presentation:style-name="pr9" draw:text-style-name="P22" draw:layer="layout" svg:width="27cm" svg:height="11.5cm" svg:x="0.5cm" svg:y="2.25cm" presentation:class="outline" presentation:user-transformed="true">
          <draw:text-box>
            <text:p text:style-name="P19"><text:span text:style-name="T9">public class Name {</text:span></text:p>
            <text:p text:style-name="P19"><text:span text:style-name="T9"/></text:p>
            <text:p text:style-name="P19"><text:span text:style-name="T9"><text:s text:c="2"/></text:span><text:span text:style-name="T9">public String asString() { /* ... */ }</text:span></text:p>
            <text:p text:style-name="P19"><text:span text:style-name="T9"><text:s text:c="2"/></text:span><text:span text:style-name="T9">public String asString(char delimiter) { /* ... */ }</text:span></text:p>
            <text:p text:style-name="P19"><text:span text:style-name="T9"><text:s text:c="2"/></text:span><text:span text:style-name="T9">public String[] asStringArray() { /* ... */ }</text:span></text:p>
            <text:p text:style-name="P19"><text:span text:style-name="T9"/></text:p>
            <text:p text:style-name="P19"><text:span text:style-name="T9"><text:s text:c="2"/></text:span><text:span text:style-name="T9">public String getComponent(int i) { /* ... */ }</text:span></text:p>
            <text:p text:style-name="P19"><text:span text:style-name="T9"><text:s text:c="2"/></text:span><text:span text:style-name="T9">public void hasComponent(String c) { /* ... */ }</text:span></text:p>
            <text:p text:style-name="P19"><text:span text:style-name="T9"><text:s text:c="2"/></text:span><text:span text:style-name="T9">public void setComponent(int i, String c) { /* ... */ }</text:span></text:p>
            <text:p text:style-name="P19"><text:span text:style-name="T9"><text:s text:c="2"/></text:span><text:span text:style-name="T9">public Iterator&lt;String&gt; iterator() { /* ... */ }</text:span></text:p>
            <text:p text:style-name="P19"><text:span text:style-name="T9"><text:s text:c="2"/></text:span><text:span text:style-name="T9">public void insert(int i, String c) { /* ... */ }</text:span></text:p>
            <text:p text:style-name="P19"><text:span text:style-name="T9"><text:s text:c="2"/></text:span><text:span text:style-name="T9">public void remove(int i) { /* ... */ }</text:span></text:p>
            <text:p text:style-name="P19"><text:span text:style-name="T9"/></text:p>
            <text:p text:style-name="P19"><text:span text:style-name="T9"><text:s text:c="2"/></text:span><text:span text:style-name="T9">... </text:span></text:p>
            <text:p text:style-name="P19"><text:span text:style-name="T9"/></text:p>
            <text:p text:style-name="P19"><text:span text:style-name="T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Implementation of a Simple Name Class</text:p>
          </draw:text-box>
        </draw:frame>
        <draw:frame presentation:style-name="pr9" draw:text-style-name="P22" draw:layer="layout" svg:width="27cm" svg:height="11.5cm" svg:x="0.5cm" svg:y="2.25cm" presentation:class="outline" presentation:user-transformed="true">
          <draw:text-box>
            <text:p text:style-name="P19"><text:span text:style-name="T9">public class Name {</text:span></text:p>
            <text:p text:style-name="P19"><text:span text:style-name="T9"><text:s text:c="2"/></text:span><text:span text:style-name="T9">protected String[] components;</text:span></text:p>
            <text:p text:style-name="P19"><text:span text:style-name="T9"><text:s text:c="2"/></text:span><text:span text:style-name="T9">protected int length;</text:span></text:p>
            <text:p text:style-name="P19"><text:span text:style-name="T9"/></text:p>
            <text:p text:style-name="P19"><text:span text:style-name="T9"><text:s text:c="2"/></text:span><text:span text:style-name="T9">public void remove(int index) {</text:span></text:p>
            <text:p text:style-name="P19"><text:span text:style-name="T9"><text:s text:c="4"/></text:span><text:span text:style-name="T9">assertIsValidIndex(index);</text:span></text:p>
            <text:p text:style-name="P19"><text:span text:style-name="T9"><text:s text:c="4"/></text:span><text:span text:style-name="T9">doRemove(index);</text:span></text:p>
            <text:p text:style-name="P19"><text:span text:style-name="T9"><text:s text:c="2"/></text:span><text:span text:style-name="T9">}</text:span></text:p>
            <text:p text:style-name="P19"><text:span text:style-name="T9"/></text:p>
            <text:p text:style-name="P19"><text:span text:style-name="T9"><text:s text:c="2"/></text:span><text:span text:style-name="T9">protected void doRemove(int i) { </text:span></text:p>
            <text:p text:style-name="P19"><text:span text:style-name="T9"><text:s text:c="4"/></text:span><text:span text:style-name="T9">System.arraycopy(components, i+1, components, i, length-i);</text:span></text:p>
            <text:p text:style-name="P19"><text:span text:style-name="T9"><text:s text:c="4"/></text:span><text:span text:style-name="T9">length -= 1;</text:span></text:p>
            <text:p text:style-name="P19"><text:span text:style-name="T9"><text:s text:c="2"/></text:span><text:span text:style-name="T9">}</text:span></text:p>
            <text:p text:style-name="P19"><text:span text:style-name="T9"/></text:p>
            <text:p text:style-name="P19"><text:span text:style-name="T9"><text:s text:c="2"/></text:span><text:span text:style-name="T9">protected void assertIsValidIndex(int index) {</text:span></text:p>
            <text:p text:style-name="P19"><text:span text:style-name="T9"><text:s text:c="4"/></text:span><text:span text:style-name="T9">if ((index &lt; 0) &amp;&amp; (index &gt;= length)) {</text:span></text:p>
            <text:p text:style-name="P19"><text:span text:style-name="T9"><text:s text:c="6"/></text:span><text:span text:style-name="T9">throw new IndexOutOfBoundsException(“helpful message”);</text:span></text:p>
            <text:p text:style-name="P19"><text:span text:style-name="T9"><text:s text:c="4"/></text:span><text:span text:style-name="T9">}</text:span></text:p>
            <text:p text:style-name="P19"><text:span text:style-name="T9"><text:s text:c="2"/></text:span><text:span text:style-name="T9">}</text:span></text:p>
            <text:p text:style-name="P19"><text:span text:style-name="T9"><text:s text:c="2"/></text:span><text:span text:style-name="T9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How to Get to Methods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Use-client perspective</text:p>
                <text:list>
                  <text:list-item>
                    <text:p>Two perspectives: Feature implementation and tests</text:p>
                  </text:list-item>
                  <text:list-item>
                    <text:p>Meyer recommends taking a shopping bag approac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leteness / internal quality</text:p>
                <text:list>
                  <text:list-item>
                    <text:p>Completeness of protocols</text:p>
                  </text:list-item>
                  <text:list-item>
                    <text:p>Experience with similar situ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How to Group Methods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Group methods by collaboration purpose</text:p>
                <text:list>
                  <text:list-item>
                    <text:p>Also called “roles” objects play, sometimes “traits” or “protocols”</text:p>
                  </text:list-item>
                  <text:list-item>
                    <text:p>A protocol typically adds a more stringent specific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malltalk method categories (old and bad)</text:p>
                <text:list>
                  <text:list-item>
                    <text:p>Group getters and group setters separatel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arious (browsing) views by IDEs</text:p>
                <text:list>
                  <text:list-item>
                    <text:p>Can only be based on language-level proper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2. Interface/Class Separation</text:p>
          </draw:text-box>
        </draw:frame>
        <draw:frame draw:style-name="gr15" draw:text-style-name="P14" draw:layer="layout" svg:width="15.682cm" svg:height="11.5cm" svg:x="6.159cm" svg:y="2.25cm" presentation:class="graphic">
          <draw:image xlink:href="Pictures/10000000000001C20000014A36F7AC41E7836116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3. Implementation Classes</text:p>
          </draw:text-box>
        </draw:frame>
        <draw:frame draw:style-name="gr15" draw:text-style-name="P14" draw:layer="layout" svg:width="17.773cm" svg:height="11.5cm" svg:x="5.113cm" svg:y="2.25cm" presentation:class="graphic">
          <draw:image xlink:href="Pictures/10000000000001FE0000014A677D6F3DB1FF86F5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4. Abstract Superclass</text:p>
          </draw:text-box>
        </draw:frame>
        <draw:frame draw:style-name="gr15" draw:text-style-name="P14" draw:layer="layout" svg:width="27cm" svg:height="11.035cm" svg:x="0.5cm" svg:y="2.482cm" presentation:class="graphic">
          <draw:image xlink:href="Pictures/10000000000002DE0000012C7359675DDB657728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General Types of Classes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27">Simple class</text:p>
                <text:list>
                  <text:list-item>
                    <text:p>A class that implements it al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7">Interface (class)</text:p>
                <text:list>
                  <text:list-item>
                    <text:p>An interface definition for some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7">Implementation class</text:p>
                <text:list>
                  <text:list-item>
                    <text:p>A class that implements an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7">Abstract superclass</text:p>
                <text:list>
                  <text:list-item>
                    <text:p>An abstract class intended to be extend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7">Default implementation class</text:p>
                <text:list>
                  <text:list-item>
                    <text:p>An implementation class supposed to be the default cho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pecial-Purpose Types of Classes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27">Tagging interface</text:p>
                <text:list>
                  <text:list-item>
                    <text:p>An interface indicating a hidden functionalit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7">Mix-in class (trait class)</text:p>
                <text:list>
                  <text:list-item>
                    <text:p>A class providing partial implementation functionalit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purpose</text:p>
                <text:list>
                  <text:list-item>
                    <text:p>Follows design pattern, e.g. Adapter,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Classes vs. interfaces</text:p>
                <text:list>
                  <text:list-item>
                    <text:p>Modeling vs. implementation</text:p>
                  </text:list-item>
                  <text:list-item>
                    <text:p>Various types of interfaces</text:p>
                  </text:list-item>
                  <text:list-item>
                    <text:p>Abstract state vs. concrete st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asic class design rules</text:p>
                <text:list>
                  <text:list-item>
                    <text:p>Structuring a use-client interface</text:p>
                  </text:list-item>
                  <text:list-item>
                    <text:p>Creating an inheritance interface</text:p>
                  </text:list-item>
                  <text:list-item>
                    <text:p>Design by primitives</text:p>
                  </text:list-item>
                  <text:list-item>
                    <text:p>Evolve, don’t predi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6" draw:text-style-name="P28" draw:layer="layout" svg:width="20cm" svg:height="4cm" svg:x="0cm" svg:y="11.75cm">
          <draw:text-box>
            <text:p text:style-name="P25"><text:span text:style-name="T14">DR</text:span></text:p>
          </draw:text-box>
        </draw:frame>
        <draw:frame presentation:style-name="pr17" draw:text-style-name="P29" draw:layer="layout" svg:width="27cm" svg:height="7cm" svg:x="0.5cm" svg:y="8cm">
          <draw:text-box>
            <text:p text:style-name="P2"><text:span text:style-name="T15"><text:a xlink:href="mailto:dirk.riehle@fau.de" xlink:type="simple">dirk.riehle@fau.de</text:a></text:span><text:span text:style-name="T15"><text:s/>– </text:span><text:span text:style-name="T15"><text:a xlink:href="https://oss.cs.fau.de/" xlink:type="simple">https://oss.cs.fau.de</text:a></text:span></text:p>
            <text:p text:style-name="P2"><text:span text:style-name="T16"><text:a xlink:href="mailto:dirk@riehle.org" xlink:type="simple">dirk@riehle.org</text:a></text:span><text:span text:style-name="T16"><text:s/>– </text:span><text:span text:style-name="T16"><text:a xlink:href="https://dirkriehle.com/" xlink:type="simple">https://dirkriehle.com</text:a></text:span><text:span text:style-name="T16"><text:s/>– </text:span><text:span text:style-name="T16"><text:a xlink:href="http://twitter.com/dirkriehle" xlink:type="simple">@dirkriehle</text:a></text:span></text:p>
            <text:p text:style-name="P2"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8" draw:text-style-name="P30" draw:layer="layout" svg:width="18cm" svg:height="13.5cm" svg:x="1.5cm" svg:y="15cm" presentation:class="notes">
            <draw:text-box>
              <text:p><text:span text:style-name="T17"><text:s/></text:span></text:p>
            </draw:text-box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4">
              <text:list-item>
                <text:p>Original version</text:p>
                <text:list>
                  <text:list-item>
                    <text:p>© 2012-2021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family-generic="roman" style:font-pitch="variable"/>
    <style:font-face style:name="Arial2" svg:font-family="Arial" style:font-family-generic="modern" style:font-pitch="variable"/>
    <style:font-face style:name="Arial3" svg:font-family="Arial" style:font-adornments="Bold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3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</text:span><text:span text:style-name="MT5">ck </text:span><text:span text:style-name="MT5">to </text:span><text:span text:style-name="MT5">edit </text:span><text:span text:style-name="MT5">the </text:span><text:span text:style-name="MT5">title </text:span><text:span text:style-name="MT5">text </text:span><text:span text:style-name="MT5">for</text:span><text:span text:style-name="MT5">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2:53:21.271380289</meta:creation-date>
    <meta:editing-duration>PT21M21S</meta:editing-duration>
    <meta:editing-cycles>8</meta:editing-cycles>
    <meta:generator>LibreOffice/7.2.0.4$Linux_X86_64 LibreOffice_project/fa0a9af5681a0acc7909a705f92c1ada8a658552</meta:generator>
    <dc:date>2021-09-07T22:27:46.864809661</dc:date>
    <dc:creator>Dirk Riehle</dc:creator>
    <meta:document-statistic meta:object-count="218"/>
  </office:meta>
</office:document-meta>
</file>